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ítulo" style:master-page-name="MP0" style:family="paragraph">
      <style:paragraph-properties fo:break-before="page"/>
    </style:style>
    <style:style style:name="P2" style:parent-style-name="Párrafodelista" style:family="paragraph"/>
    <style:style style:name="P3" style:parent-style-name="Párrafodelista" style:family="paragraph"/>
    <style:style style:name="P4" style:parent-style-name="Párrafodelista" style:family="paragraph"/>
    <style:style style:name="P5" style:parent-style-name="Párrafodelista" style:family="paragraph"/>
    <style:style style:name="P6" style:parent-style-name="Párrafodelista" style:family="paragraph"/>
    <style:style style:name="P7" style:parent-style-name="Párrafodelista" style:family="paragraph"/>
    <style:style style:name="P8" style:parent-style-name="Párrafodelista" style:family="paragraph"/>
  </office:automatic-styles>
  <office:body>
    <office:text text:use-soft-page-breaks="true">
      <text:p text:style-name="P1">MonstruOS</text:p>
      <text:h text:style-name="Título1" text:outline-level="1">Introducción</text:h>
      <text:p text:style-name="Normal">MonstruOS es un proyecto cuyo objetivo es desarrollar un Sistema Operativo para x86, para aprendizaje. La idea es que sea un sistema multitarea, con distintos métodos de administración de memoria (los que se suelen estudiar en la bibliografía), y que pueda almacenar archivos en el disco principal.</text:p>
      <text:h text:style-name="Título1" text:outline-level="1">Objetivos/Etapas</text:h>
      <text:list text:style-name="LFO1" text:continue-numbering="true">
        <text:list-item>
          <text:p text:style-name="P2">Preparar comandos para instalar con un solo script lo necesario para compilarlo y ejecutarlo en Windows 10 (o superior).</text:p>
        </text:list-item>
        <text:list-item>
          <text:p text:style-name="P3">Preparar tool para que desde CMD se pueda compilar y ejecutar el OS con comandos sencillos.</text:p>
        </text:list-item>
        <text:list-item>
          <text:p text:style-name="P4">Objetivo 1 para Linux (con apt-get).</text:p>
        </text:list-item>
        <text:list-item>
          <text:p text:style-name="P5">Objetivo 2 para Linux (con apt-get).</text:p>
        </text:list-item>
        <text:list-item>
          <text:p text:style-name="P6">Generar un kernel básico, con booteo propio (no GRUB). El kernel básico debe estar en C y ASM.</text:p>
        </text:list-item>
        <text:list-item>
          <text:p text:style-name="P7">Generar lógica de sistema operativo usando clases C++, para un mejor entendimiento.</text:p>
        </text:list-item>
        <text:list-item>
          <text:p text:style-name="P8">TODO (Seguir armando los objetivos).</text:p>
        </text:list-item>
      </text:list>
      <text:h text:style-name="Título1" text:outline-level="1">LibC</text:h>
      <text:p text:style-name="Normal">El sistema operativo debe incluir libc, para proveer de funcionalidad a los distintos programas que se ejecutarán dentro de MonstruOS. LibC puede ser desarrollada desde cero, o puede basarse en alguna existente que permita adaptarla a cualquier OS. En MonstruOS optaremos por: (DEFINIR)</text:p>
      <text:h text:style-name="Título1" text:outline-level="1">Administración de memoria</text:h>
      <text:p text:style-name="Normal">Definir</text:p>
      <text:h text:style-name="Título1" text:outline-level="1">Administración de procesos</text:h>
      <text:p text:style-name="Normal">Definir<text:s/></text:p>
      <text:h text:style-name="Título1" text:outline-level="1">Administración de archivos</text:h>
      <text:p text:style-name="Normal">Definir</text:p>
      <text:h text:style-name="Título1" text:outline-level="1">Drivers</text:h>
      <text:p text:style-name="Normal">Definir</text:p>
      <text:p text:style-name="Normal"/>
      <text:p text:style-name="Normal"/>
      <text:p text:style-name="Normal"/>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AR"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Normal" style:display-name="Normal" style:family="paragraph">
      <style:text-properties fo:hyphenate="false"/>
    </style:style>
    <style:style style:name="Fuentedepárrafopredeter." style:display-name="Fuente de párrafo predeter." style:family="text"/>
    <style:style style:name="Título" style:display-name="Título" style:family="paragraph" style:parent-style-name="Normal" style:next-style-name="Normal">
      <style:paragraph-properties fo:margin-bottom="0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ítuloCar" style:display-name="Título Car" style:family="text" style:parent-style-name="Fuentedepárrafopredeter.">
      <style:text-properties style:font-name="Calibri Light" style:font-name-asian="Times New Roman" style:font-name-complex="Times New Roman" fo:letter-spacing="-0.0069in" style:letter-kerning="true" fo:font-size="28pt" style:font-size-asian="28pt" style:font-size-complex="28pt"/>
    </style:style>
    <style:style style:name="Título1Car" style:display-name="Título 1 Car" style:family="text" style:parent-style-name="Fuentedepárrafopredeter.">
      <style:text-properties style:font-name="Calibri Light" style:font-name-asian="Times New Roman" style:font-name-complex="Times New Roman" fo:color="#2F5496" fo:font-size="16pt" style:font-size-asian="16pt" style:font-size-complex="16pt"/>
    </style:style>
    <style:style style:name="Párrafodelista" style:display-name="Párrafo de lista"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Luciano Rasente</meta:initial-creator>
    <dc:creator>Luciano Rasente</dc:creator>
    <meta:creation-date>2018-05-28T19:28:00Z</meta:creation-date>
    <dc:date>2018-05-29T10:31:00Z</dc:date>
    <meta:template xlink:href="Normal.dotm" xlink:type="simple"/>
    <meta:editing-cycles>2</meta:editing-cycles>
    <meta:editing-duration>PT720S</meta:editing-duration>
    <meta:document-statistic meta:page-count="1" meta:paragraph-count="2" meta:word-count="193" meta:character-count="1258" meta:row-count="8" meta:non-whitespace-character-count="1067"/>
  </office:meta>
</office:document-meta>
</file>